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c0c3"/>
    </style:style>
    <style:style style:name="P2" style:family="paragraph" style:parent-style-name="Title">
      <style:text-properties fo:color="#ff33ff" style:font-name="Candara" style:text-underline-style="solid" style:text-underline-width="auto" style:text-underline-color="font-color" officeooo:rsid="0014c0c3" officeooo:paragraph-rsid="0014c0c3"/>
    </style:style>
    <style:style style:name="P3" style:family="paragraph" style:parent-style-name="Subtitle">
      <style:text-properties style:font-name="Cambria" officeooo:rsid="0014c0c3" officeooo:paragraph-rsid="0014c0c3"/>
    </style:style>
    <style:style style:name="P4" style:family="paragraph" style:parent-style-name="Text">
      <style:paragraph-properties fo:text-align="end" style:justify-single-word="false"/>
    </style:style>
    <style:style style:name="P5" style:family="paragraph" style:parent-style-name="Text_20_body">
      <style:text-properties fo:language="en" fo:country="IN" officeooo:paragraph-rsid="0014c0c3"/>
    </style:style>
    <style:style style:name="P6" style:family="paragraph" style:parent-style-name="Text_20_body">
      <style:text-properties officeooo:rsid="0019947a" officeooo:paragraph-rsid="0019947a"/>
    </style:style>
    <style:style style:name="P7" style:family="paragraph" style:parent-style-name="Text_20_body">
      <style:text-properties officeooo:paragraph-rsid="0019bc69"/>
    </style:style>
    <style:style style:name="P8" style:family="paragraph" style:parent-style-name="Heading_20_2">
      <style:text-properties officeooo:rsid="0014c0c3" officeooo:paragraph-rsid="0014c0c3"/>
    </style:style>
    <style:style style:name="P9" style:family="paragraph" style:parent-style-name="Heading_20_2">
      <style:text-properties officeooo:rsid="0019bc69" officeooo:paragraph-rsid="0019bc69"/>
    </style:style>
    <style:style style:name="T1" style:family="text">
      <style:text-properties officeooo:rsid="0014c0c3"/>
    </style:style>
    <style:style style:name="T2" style:family="text">
      <style:text-properties officeooo:rsid="0019b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izener's Makeathon</text:p>
      <text:p text:style-name="P3">IoT-Based Fitness Tracker: ESPFit</text:p>
      <text:p text:style-name="P4">-<text:span text:style-name="T1">Team Wubba Lubba Dub Dub</text:span></text:p>
      <text:h text:style-name="P8" text:outline-level="2">Core Idea:</text:h>
      <text:p text:style-name="P1"><text:tab/><text:span text:style-name="T1">To build an IoT fitness-tracking watch, that monitors, records and uploads user health data to a dedicated server on the Internet. It can also be used for basic time functions, such as timezone support, timer and stopwatch function.</text:span></text:p>
      <text:p text:style-name="P1"/>
      <text:h text:style-name="P8" text:outline-level="2">Implementation:</text:h>
      <text:p text:style-name="P5"><text:tab/><text:span text:style-name="T1">The entire system will be based on the ESP-12E Wi-Fi chip. Since this board has 4MB of flash memory, it will be possible to implement an entire system on this board itself, without the need for another micro-controller/memory chip. </text:span></text:p>
      <text:p text:style-name="P5"/>
      <text:h text:style-name="Heading_20_2" text:outline-level="2">Sub-Modules:</text:h>
      <text:p text:style-name="P6">1. ESP-12E Wi-Fi Module</text:p>
      <text:p text:style-name="P6">2. Pulse Oximeter <text:span text:style-name="T2">Sensor</text:span></text:p>
      <text:p text:style-name="P6">3. OLED I2C Display</text:p>
      <text:p text:style-name="P6">4. GY-521 I2C 3-Axis Gyroscope cum Accelerometer</text:p>
      <text:p text:style-name="P6">5. Li-Ion Battery and Charger+Protection Circuit</text:p>
      <text:p text:style-name="P6"/>
      <text:h text:style-name="P9" text:outline-level="2">Project's Motivation:</text:h>
      <text:p text:style-name="P7"><text:tab/><text:span text:style-name="T2">To build a DIY, cost-effective fitness tracker using the ubiquitous and versatile ESP module, and also to learn how commercial fitness trackers work and implement them in a customizable man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0:00:34.073000000</meta:creation-date>
    <dc:date>2017-07-17T20:49:55.206000000</dc:date>
    <meta:editing-duration>PT11M23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5" meta:word-count="149" meta:character-count="958" meta:non-whitespace-character-count="820"/>
  </office:meta>
</office:document-meta>
</file>